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style:font-size-asian="11pt" style:font-size-complex="11pt"/>
    </style:style>
    <style:style style:name="P2" style:family="paragraph" style:parent-style-name="Standard">
      <style:paragraph-properties fo:line-height="100%">
        <style:tab-stops>
          <style:tab-stop style:position="4.5cm"/>
        </style:tab-stops>
      </style:paragraph-properties>
      <style:text-properties style:font-name="Arial" fo:font-size="11pt" style:font-size-asian="11pt" style:font-size-complex="11pt"/>
    </style:style>
    <style:style style:name="P3" style:family="paragraph" style:parent-style-name="Standard">
      <style:paragraph-properties fo:line-height="100%">
        <style:tab-stops>
          <style:tab-stop style:position="4.5cm"/>
        </style:tab-stops>
      </style:paragraph-properties>
      <style:text-properties fo:color="#000000" style:font-name="Arial" fo:font-size="11pt" style:text-underline-style="none" style:font-name-asian="Courier New" style:font-size-asian="11pt" style:font-name-complex="Courier New" style:font-size-complex="11pt"/>
    </style:style>
    <style:style style:name="P4" style:family="paragraph" style:parent-style-name="Standard">
      <style:paragraph-properties fo:line-height="100%">
        <style:tab-stops>
          <style:tab-stop style:position="4.5cm"/>
        </style:tab-stops>
      </style:paragraph-properties>
      <style:text-properties fo:color="#000000" style:font-name="Arial" fo:font-size="11pt" style:text-underline-style="solid" style:text-underline-width="auto" style:text-underline-color="font-color" style:font-size-asian="11pt" style:font-size-complex="11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1pt" style:text-underline-style="none" style:font-name-asian="Courier New" style:font-size-asian="11pt" style:font-name-complex="Courier New" style:font-size-complex="11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1pt" style:font-name-asian="Courier New" style:font-size-asian="11pt" style:font-name-complex="Courier New" style:font-size-complex="11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1pt" style:text-underline-style="none" style:font-name-asian="Courier New" style:font-size-asian="11pt" style:font-name-complex="Courier New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aisse de compensation de l'industrie horlogère ALFA, Agence 3</text:p>
      <text:p text:style-name="P5">Place neuve 4</text:p>
      <text:p text:style-name="P5">Case Postale 5321</text:p>
      <text:p text:style-name="P6">1211 Genève 11</text:p>
      <text:p text:style-name="P6"/>
      <text:p text:style-name="P5">Tél <text:s/>(022) 807.00.90</text:p>
      <text:p text:style-name="P5">Fax (022) 807.00.99</text:p>
      <text:p text:style-name="P4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creator>pta</dc:creator>
    <dc:date>2011-10-27T09:17:49</dc:date>
    <meta:print-date>2011-05-25T15:06:35</meta:print-date>
    <meta:editing-cycles>24</meta:editing-cycles>
    <meta:editing-duration>PT1H46M4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6" meta:word-count="24" meta:character-count="145"/>
  </office:meta>
</office:document-meta>
</file>